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nce the very beginning, <text:span text:style-name="T2">we learned</text:span> that everything is <text:span text:style-name="T1">“Polarized” </text:span>between <text:span text:style-name="T2">two</text:span> energy concepts:---<text:span text:style-name="T2">POSITIVE Energy</text:span>--and-- <text:span text:style-name="T2">Negative Energy</text:span>.</text:p>
      <text:p text:style-name="Standard"/>
      <text:p text:style-name="Standard">This Energy is stored in the human body impacting all people you come into contact with your <text:span text:style-name="T2">emotional positive energy, </text:span><text:span text:style-name="T1">or with your </text:span><text:span text:style-name="T2">emotional negative energy.</text:span></text:p>
      <text:p text:style-name="Standard"/>
      <text:p text:style-name="Standard">Sometimes <text:span text:style-name="T1">your energies</text:span> can <text:span text:style-name="T1">speak louder </text:span>than words. For that reason is important to know what kind of energy you <text:span text:style-name="T2">give OFF to people,</text:span> or even what kind of energy you're surrounded by. </text:p>
      <text:p text:style-name="Standard"/>
      <text:p text:style-name="Standard">The energy you carry could be a combination of your dominants thoughts, perception of the world, even your own past, and mindset, or something else.</text:p>
      <text:p text:style-name="Standard"/>
      <text:p text:style-name="Standard">At this point you need take responsibility for the present moment and <text:span text:style-name="T2">SHIFT</text:span> your <text:span text:style-name="T1">Energy </text:span>to surround yourself with<text:span text:style-name="T2"> POSITIVE ENERGY</text:span>---and the best way to increase the amount of <text:span text:style-name="T1">Positive Energy</text:span> <text:span text:style-name="T1">FLOW </text:span><text:s/>in your life is---<text:span text:style-name="T2">UPLIFTING PEOPLE</text:span>---from this <text:span text:style-name="T2">FACT</text:span> the:</text:p>
      <text:p text:style-name="Standard"/>
      <text:p text:style-name="P1">Let's Lift Each Others up With the Gift of Hope—was BORN!</text:p>
      <text:p text:style-name="P1"/>
      <text:p text:style-name="P2">Negative energy or bad energy<text:span text:style-name="T4"> Creates conflicts, resentments, anxiety depresion, confusion, head aches, sleepiness. Restlessness, and so much more troubles.</text:span></text:p>
      <text:p text:style-name="P2"><text:span text:style-name="T4"/></text:p>
      <text:p text:style-name="P2">Positive Energy or Good Energy<text:span text:style-name="T4"> it's about </text:span>UPLIFTING PEOPLE<text:span text:style-name="T4"> encouraging good vibe, and attitude that brings good feelings, and radiating beautiful energy in everything you do. </text:span></text:p>
      <text:p text:style-name="P2"><text:span text:style-name="T4"/></text:p>
      <text:p text:style-name="P2"><text:span text:style-name="T4">Also, Generosity, Kindness, Empathy, Calm, Optimism, Enthusiasm, are all aspect of Positive Energy.</text:span></text:p>
      <text:p text:style-name="P2"><text:span text:style-name="T4"/></text:p>
      <text:p text:style-name="P2"><text:span text:style-name="T4">Some people seem to access it easily and naturally, while others must work harder to cultivate---a Positive Outlook in life.</text:span></text:p>
      <text:p text:style-name="P2"><text:span text:style-name="T4"/></text:p>
      <text:p text:style-name="P2"><text:span text:style-name="T4">People that embrace, compassion and Kindness, have stronger relationships; are more satisfied, and have better physical and mental health activity because---Giving, creates a positive Feedback ---to you---the more you give, the more good feelings you receive in return. </text:span></text:p>
      <text:p text:style-name="P2"><text:span text:style-name="T4"/></text:p>
      <text:p text:style-name="P2"><text:span text:style-name="T4">If you want to have positive energy flowing through you, you need start taking decisions to </text:span><text:span text:style-name="T3">“steer yourself</text:span><text:span text:style-name="T4">” into that direction. </text:span></text:p>
      <text:p text:style-name="P2"><text:span text:style-name="T4"/></text:p>
      <text:p text:style-name="P2"><text:span text:style-name="T4">Hey, Friend, does this reading makes you feel good?---Yes?---Great!---It's because your positive energy always feels good!---to you and others.---Not, it doesn't, there you go---it's not your problem---It's not your energy---I'm sorry!</text:span></text:p>
      <text:p text:style-name="P2"><text:span text:style-name="T4"/></text:p>
      <text:p text:style-name="P2"><text:span text:style-name="T4">Our primary intentions are focused on make you feel Good, Healthy, Wealthy, while Uplifting, Giving and Receiving--- Feedback Loop.</text:span></text:p>
      <text:p text:style-name="P2"><text:span text:style-name="T4"/></text:p>
      <text:p text:style-name="P2"><text:span text:style-name="T4">---Please, just keep reading while enjoying the music...</text:span></text:p>
      <text:p text:style-name="P1"/>
      <text:p text:style-name="P1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ario Salazar</meta:initial-creator>
    <meta:creation-date>2025-10-18T22:41:12.98</meta:creation-date>
    <meta:printed-by>Ilario Salazar</meta:printed-by>
    <meta:print-date>2025-10-18T23:44:20.80</meta:print-date>
    <meta:document-statistic meta:table-count="0" meta:image-count="0" meta:object-count="0" meta:page-count="2" meta:paragraph-count="15" meta:word-count="366" meta:character-count="2315"/>
    <dc:date>2025-10-19T01:21:57.94</dc:date>
    <dc:creator>Ilario Salazar</dc:creator>
    <meta:editing-duration>PT7M10S</meta:editing-duration>
    <meta:editing-cycles>1</meta:editing-cycles>
    <meta:generator>OpenOffice/4.1.15$Win32 OpenOffice.org_project/4115m2$Build-9813</meta:generator>
  </office:meta>
</office:document-meta>
</file>